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5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nhvie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nhvi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aSinhVien</text:p>
          </table:table-cell>
          <table:table-cell table:style-name="ce1" office:value-type="string" calcext:value-type="string">
            <text:p>HoTen</text:p>
          </table:table-cell>
          <table:table-cell table:style-name="ce1" office:value-type="string" calcext:value-type="string">
            <text:p>NgaySinh</text:p>
          </table:table-cell>
          <table:table-cell table:style-name="ce1" office:value-type="string" calcext:value-type="string">
            <text:p>GioiTinh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inhTrangHoc</text:p>
          </table:table-cell>
          <table:table-cell table:style-name="ce1" office:value-type="string" calcext:value-type="string">
            <text:p>MatKhau</text:p>
          </table:table-cell>
          <table:table-cell table:style-name="ce1" office:value-type="string" calcext:value-type="string">
            <text:p>Quyen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03" calcext:value-type="float">
            <text:p>4051050003</text:p>
          </table:table-cell>
          <table:table-cell table:style-name="ce2" office:value-type="string" calcext:value-type="string">
            <text:p>Nguyễn Thị Thuỷ</text:p>
          </table:table-cell>
          <table:table-cell table:style-name="ce3" office:value-type="date" office:date-value="1999-05-19" calcext:value-type="date">
            <text:p>1999-5-19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03" calcext:value-type="float">
            <text:p>40510500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04" calcext:value-type="float">
            <text:p>4051050004</text:p>
          </table:table-cell>
          <table:table-cell table:style-name="ce2" office:value-type="string" calcext:value-type="string">
            <text:p>Bùi Thị Huyền Trang</text:p>
          </table:table-cell>
          <table:table-cell table:style-name="ce3" office:value-type="date" office:date-value="1999-08-05" calcext:value-type="date">
            <text:p>1999-8-5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04" calcext:value-type="float">
            <text:p>40510500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06" calcext:value-type="float">
            <text:p>4051050006</text:p>
          </table:table-cell>
          <table:table-cell table:style-name="ce2" office:value-type="string" calcext:value-type="string">
            <text:p>Huỳnh Nguyễn Quang Huy</text:p>
          </table:table-cell>
          <table:table-cell table:style-name="ce3" office:value-type="date" office:date-value="1999-03-24" calcext:value-type="date">
            <text:p>1999-3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06" calcext:value-type="float">
            <text:p>40510500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31" calcext:value-type="float">
            <text:p>4051050031</text:p>
          </table:table-cell>
          <table:table-cell table:style-name="ce2" office:value-type="string" calcext:value-type="string">
            <text:p>Nguyễn Thanh Tình</text:p>
          </table:table-cell>
          <table:table-cell table:style-name="ce3" office:value-type="date" office:date-value="1999-08-18" calcext:value-type="date">
            <text:p>1999-8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31" calcext:value-type="float">
            <text:p>40510500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44" calcext:value-type="float">
            <text:p>4051050044</text:p>
          </table:table-cell>
          <table:table-cell table:style-name="ce2" office:value-type="string" calcext:value-type="string">
            <text:p>Phạm Anh Quốc</text:p>
          </table:table-cell>
          <table:table-cell table:style-name="ce3" office:value-type="date" office:date-value="1999-09-10" calcext:value-type="date">
            <text:p>1999-9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44" calcext:value-type="float">
            <text:p>40510500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52" calcext:value-type="float">
            <text:p>4051050052</text:p>
          </table:table-cell>
          <table:table-cell table:style-name="ce2" office:value-type="string" calcext:value-type="string">
            <text:p>Trần Thế Vỹ</text:p>
          </table:table-cell>
          <table:table-cell table:style-name="ce3" office:value-type="date" office:date-value="1998-06-11" calcext:value-type="date">
            <text:p>1998-6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52" calcext:value-type="float">
            <text:p>40510500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54" calcext:value-type="float">
            <text:p>4051050054</text:p>
          </table:table-cell>
          <table:table-cell table:style-name="ce2" office:value-type="string" calcext:value-type="string">
            <text:p>Trần Quang Huy</text:p>
          </table:table-cell>
          <table:table-cell table:style-name="ce3" office:value-type="date" office:date-value="1999-11-24" calcext:value-type="date">
            <text:p>1999-11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54" calcext:value-type="float">
            <text:p>40510500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64" calcext:value-type="float">
            <text:p>4051050064</text:p>
          </table:table-cell>
          <table:table-cell table:style-name="ce2" office:value-type="string" calcext:value-type="string">
            <text:p>Phan Thị Thu</text:p>
          </table:table-cell>
          <table:table-cell table:style-name="ce3" office:value-type="date" office:date-value="1999-08-26" calcext:value-type="date">
            <text:p>1999-8-26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64" calcext:value-type="float">
            <text:p>405105006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71" calcext:value-type="float">
            <text:p>4051050071</text:p>
          </table:table-cell>
          <table:table-cell table:style-name="ce2" office:value-type="string" calcext:value-type="string">
            <text:p>Nguyễn Huệ Minh</text:p>
          </table:table-cell>
          <table:table-cell table:style-name="ce3" office:value-type="date" office:date-value="1999-08-30" calcext:value-type="date">
            <text:p>1999-8-3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71" calcext:value-type="float">
            <text:p>405105007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72" calcext:value-type="float">
            <text:p>4051050072</text:p>
          </table:table-cell>
          <table:table-cell table:style-name="ce2" office:value-type="string" calcext:value-type="string">
            <text:p>Mai Hồng Lưu</text:p>
          </table:table-cell>
          <table:table-cell table:style-name="ce3" office:value-type="date" office:date-value="1997-11-16" calcext:value-type="date">
            <text:p>1997-11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72" calcext:value-type="float">
            <text:p>40510500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73" calcext:value-type="float">
            <text:p>4051050073</text:p>
          </table:table-cell>
          <table:table-cell table:style-name="ce2" office:value-type="string" calcext:value-type="string">
            <text:p>Võ Hoài Trung</text:p>
          </table:table-cell>
          <table:table-cell table:style-name="ce3" office:value-type="date" office:date-value="1999-04-03" calcext:value-type="date">
            <text:p>1999-4-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73" calcext:value-type="float">
            <text:p>405105007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76" calcext:value-type="float">
            <text:p>4051050076</text:p>
          </table:table-cell>
          <table:table-cell table:style-name="ce2" office:value-type="string" calcext:value-type="string">
            <text:p>Đoàn Thị Nhã Yên</text:p>
          </table:table-cell>
          <table:table-cell table:style-name="ce3" office:value-type="date" office:date-value="1999-02-20" calcext:value-type="date">
            <text:p>1999-2-20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76" calcext:value-type="float">
            <text:p>40510500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78" calcext:value-type="float">
            <text:p>4051050078</text:p>
          </table:table-cell>
          <table:table-cell table:style-name="ce2" office:value-type="string" calcext:value-type="string">
            <text:p>Giang Thị Thanh Hằng</text:p>
          </table:table-cell>
          <table:table-cell table:style-name="ce3" office:value-type="date" office:date-value="1999-05-23" calcext:value-type="date">
            <text:p>1999-5-23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78" calcext:value-type="float">
            <text:p>40510500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93" calcext:value-type="float">
            <text:p>4051050093</text:p>
          </table:table-cell>
          <table:table-cell table:style-name="ce2" office:value-type="string" calcext:value-type="string">
            <text:p>Phạm Minh Trung</text:p>
          </table:table-cell>
          <table:table-cell table:style-name="ce3" office:value-type="date" office:date-value="1999-05-29" calcext:value-type="date">
            <text:p>1999-5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093" calcext:value-type="float">
            <text:p>405105009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097" calcext:value-type="float">
            <text:p>4051050097</text:p>
          </table:table-cell>
          <table:table-cell table:style-name="ce2" office:value-type="string" calcext:value-type="string">
            <text:p>Nguyễn Ngọc Sơn</text:p>
          </table:table-cell>
          <table:table-cell table:style-name="ce3" office:value-type="date" office:date-value="1999-12-24" calcext:value-type="date">
            <text:p>1999-12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097" calcext:value-type="float">
            <text:p>40510500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00" calcext:value-type="float">
            <text:p>4051050100</text:p>
          </table:table-cell>
          <table:table-cell table:style-name="ce2" office:value-type="string" calcext:value-type="string">
            <text:p>Võ Thị Hằng</text:p>
          </table:table-cell>
          <table:table-cell table:style-name="ce3" office:value-type="date" office:date-value="1999-11-02" calcext:value-type="date">
            <text:p>1999-11-2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00" calcext:value-type="float">
            <text:p>40510501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04" calcext:value-type="float">
            <text:p>4051050104</text:p>
          </table:table-cell>
          <table:table-cell table:style-name="ce2" office:value-type="string" calcext:value-type="string">
            <text:p>Cù Phước Khánh</text:p>
          </table:table-cell>
          <table:table-cell table:style-name="ce3" office:value-type="date" office:date-value="1999-09-15" calcext:value-type="date">
            <text:p>1999-9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04" calcext:value-type="float">
            <text:p>40510501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20" calcext:value-type="float">
            <text:p>4051050120</text:p>
          </table:table-cell>
          <table:table-cell table:style-name="ce2" office:value-type="string" calcext:value-type="string">
            <text:p>Lê Hoàng Tín</text:p>
          </table:table-cell>
          <table:table-cell table:style-name="ce3" office:value-type="date" office:date-value="1997-02-02" calcext:value-type="date">
            <text:p>1997-2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20" calcext:value-type="float">
            <text:p>40510501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21" calcext:value-type="float">
            <text:p>4051050121</text:p>
          </table:table-cell>
          <table:table-cell table:style-name="ce2" office:value-type="string" calcext:value-type="string">
            <text:p>Phạm Hữu Tình</text:p>
          </table:table-cell>
          <table:table-cell table:style-name="ce3" office:value-type="date" office:date-value="1999-03-21" calcext:value-type="date">
            <text:p>1999-3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21" calcext:value-type="float">
            <text:p>40510501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24" calcext:value-type="float">
            <text:p>4051050124</text:p>
          </table:table-cell>
          <table:table-cell table:style-name="ce2" office:value-type="string" calcext:value-type="string">
            <text:p>Nguyễn Thị Phương Ân</text:p>
          </table:table-cell>
          <table:table-cell table:style-name="ce3" office:value-type="date" office:date-value="1999-11-28" calcext:value-type="date">
            <text:p>1999-11-28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24" calcext:value-type="float">
            <text:p>40510501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25" calcext:value-type="float">
            <text:p>4051050125</text:p>
          </table:table-cell>
          <table:table-cell table:style-name="ce2" office:value-type="string" calcext:value-type="string">
            <text:p>Lê Đình Nghĩa</text:p>
          </table:table-cell>
          <table:table-cell table:style-name="ce3" office:value-type="date" office:date-value="1999-07-05" calcext:value-type="date">
            <text:p>1999-7-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25" calcext:value-type="float">
            <text:p>40510501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26" calcext:value-type="float">
            <text:p>4051050126</text:p>
          </table:table-cell>
          <table:table-cell table:style-name="ce2" office:value-type="string" calcext:value-type="string">
            <text:p>Đào Duy Khánh</text:p>
          </table:table-cell>
          <table:table-cell table:style-name="ce3" office:value-type="date" office:date-value="1999-02-20" calcext:value-type="date">
            <text:p>1999-2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26" calcext:value-type="float">
            <text:p>40510501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27" calcext:value-type="float">
            <text:p>4051050127</text:p>
          </table:table-cell>
          <table:table-cell table:style-name="ce2" office:value-type="string" calcext:value-type="string">
            <text:p>Huỳnh Hữu Tín</text:p>
          </table:table-cell>
          <table:table-cell table:style-name="ce3" office:value-type="date" office:date-value="1999-03-24" calcext:value-type="date">
            <text:p>1999-3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27" calcext:value-type="float">
            <text:p>40510501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28" calcext:value-type="float">
            <text:p>4051050128</text:p>
          </table:table-cell>
          <table:table-cell table:style-name="ce2" office:value-type="string" calcext:value-type="string">
            <text:p>Nguyễn Thanh Phong</text:p>
          </table:table-cell>
          <table:table-cell table:style-name="ce3" office:value-type="date" office:date-value="1999-11-26" calcext:value-type="date">
            <text:p>1999-11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28" calcext:value-type="float">
            <text:p>40510501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29" calcext:value-type="float">
            <text:p>4051050129</text:p>
          </table:table-cell>
          <table:table-cell table:style-name="ce2" office:value-type="string" calcext:value-type="string">
            <text:p>Nguyễn Công Thiện</text:p>
          </table:table-cell>
          <table:table-cell table:style-name="ce3" office:value-type="date" office:date-value="1999-02-01" calcext:value-type="date">
            <text:p>1999-2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29" calcext:value-type="float">
            <text:p>405105012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30" calcext:value-type="float">
            <text:p>4051050130</text:p>
          </table:table-cell>
          <table:table-cell table:style-name="ce2" office:value-type="string" calcext:value-type="string">
            <text:p>Nguyễn Trung Ý</text:p>
          </table:table-cell>
          <table:table-cell table:style-name="ce3" office:value-type="date" office:date-value="1999-11-28" calcext:value-type="date">
            <text:p>1999-11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30" calcext:value-type="float">
            <text:p>40510501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31" calcext:value-type="float">
            <text:p>4051050131</text:p>
          </table:table-cell>
          <table:table-cell table:style-name="ce2" office:value-type="string" calcext:value-type="string">
            <text:p>Hoàng Văn Tới</text:p>
          </table:table-cell>
          <table:table-cell table:style-name="ce3" office:value-type="date" office:date-value="1999-05-14" calcext:value-type="date">
            <text:p>1999-5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31" calcext:value-type="float">
            <text:p>40510501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32" calcext:value-type="float">
            <text:p>4051050132</text:p>
          </table:table-cell>
          <table:table-cell table:style-name="ce2" office:value-type="string" calcext:value-type="string">
            <text:p>Nguyễn Đặng Anh Tuấn</text:p>
          </table:table-cell>
          <table:table-cell table:style-name="ce3" office:value-type="date" office:date-value="1999-08-16" calcext:value-type="date">
            <text:p>1999-8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32" calcext:value-type="float">
            <text:p>40510501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33" calcext:value-type="float">
            <text:p>4051050133</text:p>
          </table:table-cell>
          <table:table-cell table:style-name="ce2" office:value-type="string" calcext:value-type="string">
            <text:p>Nguyễn Hoàng Quốc Bảo</text:p>
          </table:table-cell>
          <table:table-cell table:style-name="ce3" office:value-type="date" office:date-value="1999-01-01" calcext:value-type="date">
            <text:p>1999-1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33" calcext:value-type="float">
            <text:p>40510501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34" calcext:value-type="float">
            <text:p>4051050134</text:p>
          </table:table-cell>
          <table:table-cell table:style-name="ce2" office:value-type="string" calcext:value-type="string">
            <text:p>Bùi Nguyễn Hoàng Việt</text:p>
          </table:table-cell>
          <table:table-cell table:style-name="ce3" office:value-type="date" office:date-value="1999-07-18" calcext:value-type="date">
            <text:p>1999-7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34" calcext:value-type="float">
            <text:p>40510501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35" calcext:value-type="float">
            <text:p>4051050135</text:p>
          </table:table-cell>
          <table:table-cell table:style-name="ce2" office:value-type="string" calcext:value-type="string">
            <text:p>Trần Văn Diện</text:p>
          </table:table-cell>
          <table:table-cell table:style-name="ce3" office:value-type="date" office:date-value="1999-12-16" calcext:value-type="date">
            <text:p>1999-12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35" calcext:value-type="float">
            <text:p>405105013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36" calcext:value-type="float">
            <text:p>4051050136</text:p>
          </table:table-cell>
          <table:table-cell table:style-name="ce2" office:value-type="string" calcext:value-type="string">
            <text:p>Nguyễn Thành Nhật</text:p>
          </table:table-cell>
          <table:table-cell table:style-name="ce3" office:value-type="date" office:date-value="1999-10-17" calcext:value-type="date">
            <text:p>1999-10-1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36" calcext:value-type="float">
            <text:p>40510501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40" calcext:value-type="float">
            <text:p>4051050140</text:p>
          </table:table-cell>
          <table:table-cell table:style-name="ce2" office:value-type="string" calcext:value-type="string">
            <text:p>Nguyễn Ngọc Đức</text:p>
          </table:table-cell>
          <table:table-cell table:style-name="ce3" office:value-type="date" office:date-value="1999-04-12" calcext:value-type="date">
            <text:p>1999-4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40" calcext:value-type="float">
            <text:p>40510501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41" calcext:value-type="float">
            <text:p>4051050141</text:p>
          </table:table-cell>
          <table:table-cell table:style-name="ce2" office:value-type="string" calcext:value-type="string">
            <text:p>Nguyễn Ngọc Phương Dung</text:p>
          </table:table-cell>
          <table:table-cell table:style-name="ce3" office:value-type="date" office:date-value="1999-08-23" calcext:value-type="date">
            <text:p>1999-8-23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41" calcext:value-type="float">
            <text:p>40510501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42" calcext:value-type="float">
            <text:p>4051050142</text:p>
          </table:table-cell>
          <table:table-cell table:style-name="ce2" office:value-type="string" calcext:value-type="string">
            <text:p>Phan Chí Thanh Tuy</text:p>
          </table:table-cell>
          <table:table-cell table:style-name="ce3" office:value-type="date" office:date-value="1999-12-09" calcext:value-type="date">
            <text:p>1999-12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42" calcext:value-type="float">
            <text:p>405105014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43" calcext:value-type="float">
            <text:p>4051050143</text:p>
          </table:table-cell>
          <table:table-cell table:style-name="ce2" office:value-type="string" calcext:value-type="string">
            <text:p>Hồ Quốc Trung</text:p>
          </table:table-cell>
          <table:table-cell table:style-name="ce3" office:value-type="date" office:date-value="1999-10-02" calcext:value-type="date">
            <text:p>1999-10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43" calcext:value-type="float">
            <text:p>40510501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45" calcext:value-type="float">
            <text:p>4051050145</text:p>
          </table:table-cell>
          <table:table-cell table:style-name="ce2" office:value-type="string" calcext:value-type="string">
            <text:p>Nguyễn Đình Ty</text:p>
          </table:table-cell>
          <table:table-cell table:style-name="ce3" office:value-type="date" office:date-value="1999-08-22" calcext:value-type="date">
            <text:p>1999-8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45" calcext:value-type="float">
            <text:p>405105014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46" calcext:value-type="float">
            <text:p>4051050146</text:p>
          </table:table-cell>
          <table:table-cell table:style-name="ce2" office:value-type="string" calcext:value-type="string">
            <text:p>Nguyễn Ngọc Thịnh</text:p>
          </table:table-cell>
          <table:table-cell table:style-name="ce3" office:value-type="date" office:date-value="1999-01-20" calcext:value-type="date">
            <text:p>1999-1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46" calcext:value-type="float">
            <text:p>40510501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47" calcext:value-type="float">
            <text:p>4051050147</text:p>
          </table:table-cell>
          <table:table-cell table:style-name="ce2" office:value-type="string" calcext:value-type="string">
            <text:p>Lê Văn Vũ</text:p>
          </table:table-cell>
          <table:table-cell table:style-name="ce3" office:value-type="date" office:date-value="1999-10-28" calcext:value-type="date">
            <text:p>1999-10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47" calcext:value-type="float">
            <text:p>40510501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48" calcext:value-type="float">
            <text:p>4051050148</text:p>
          </table:table-cell>
          <table:table-cell table:style-name="ce2" office:value-type="string" calcext:value-type="string">
            <text:p>Lê Đức Thành</text:p>
          </table:table-cell>
          <table:table-cell table:style-name="ce3" office:value-type="date" office:date-value="1999-02-02" calcext:value-type="date">
            <text:p>1999-2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48" calcext:value-type="float">
            <text:p>40510501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50" calcext:value-type="float">
            <text:p>4051050150</text:p>
          </table:table-cell>
          <table:table-cell table:style-name="ce2" office:value-type="string" calcext:value-type="string">
            <text:p>Phạm Duy Nam</text:p>
          </table:table-cell>
          <table:table-cell table:style-name="ce3" office:value-type="date" office:date-value="1995-01-23" calcext:value-type="date">
            <text:p>1995-1-2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50" calcext:value-type="float">
            <text:p>40510501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52" calcext:value-type="float">
            <text:p>4051050152</text:p>
          </table:table-cell>
          <table:table-cell table:style-name="ce2" office:value-type="string" calcext:value-type="string">
            <text:p>Nguyễn Đăng Tâm</text:p>
          </table:table-cell>
          <table:table-cell table:style-name="ce3" office:value-type="date" office:date-value="1999-03-14" calcext:value-type="date">
            <text:p>1999-3-1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52" calcext:value-type="float">
            <text:p>40510501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53" calcext:value-type="float">
            <text:p>4051050153</text:p>
          </table:table-cell>
          <table:table-cell table:style-name="ce2" office:value-type="string" calcext:value-type="string">
            <text:p>Nguyễn Huỳnh Thanh Tùng</text:p>
          </table:table-cell>
          <table:table-cell table:style-name="ce3" office:value-type="date" office:date-value="1999-04-17" calcext:value-type="date">
            <text:p>1999-4-1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53" calcext:value-type="float">
            <text:p>40510501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54" calcext:value-type="float">
            <text:p>4051050154</text:p>
          </table:table-cell>
          <table:table-cell table:style-name="ce2" office:value-type="string" calcext:value-type="string">
            <text:p>Rah Lan H' Chôi</text:p>
          </table:table-cell>
          <table:table-cell table:style-name="ce3" office:value-type="date" office:date-value="1999-05-22" calcext:value-type="date">
            <text:p>1999-5-22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54" calcext:value-type="float">
            <text:p>40510501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55" calcext:value-type="float">
            <text:p>4051050155</text:p>
          </table:table-cell>
          <table:table-cell table:style-name="ce2" office:value-type="string" calcext:value-type="string">
            <text:p>Nguyễn Quốc Nam</text:p>
          </table:table-cell>
          <table:table-cell table:style-name="ce3" office:value-type="date" office:date-value="1999-09-10" calcext:value-type="date">
            <text:p>1999-9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55" calcext:value-type="float">
            <text:p>40510501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56" calcext:value-type="float">
            <text:p>4051050156</text:p>
          </table:table-cell>
          <table:table-cell table:style-name="ce2" office:value-type="string" calcext:value-type="string">
            <text:p>Huỳnh Đức Duy</text:p>
          </table:table-cell>
          <table:table-cell table:style-name="ce3" office:value-type="date" office:date-value="1999-10-02" calcext:value-type="date">
            <text:p>1999-10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56" calcext:value-type="float">
            <text:p>40510501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61" calcext:value-type="float">
            <text:p>4051050161</text:p>
          </table:table-cell>
          <table:table-cell table:style-name="ce2" office:value-type="string" calcext:value-type="string">
            <text:p>Quảng Thanh Tiến</text:p>
          </table:table-cell>
          <table:table-cell table:style-name="ce3" office:value-type="date" office:date-value="1999-11-04" calcext:value-type="date">
            <text:p>1999-11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61" calcext:value-type="float">
            <text:p>40510501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62" calcext:value-type="float">
            <text:p>4051050162</text:p>
          </table:table-cell>
          <table:table-cell table:style-name="ce2" office:value-type="string" calcext:value-type="string">
            <text:p>Võ Nguyên Quý</text:p>
          </table:table-cell>
          <table:table-cell table:style-name="ce3" office:value-type="date" office:date-value="1999-04-01" calcext:value-type="date">
            <text:p>1999-4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62" calcext:value-type="float">
            <text:p>40510501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63" calcext:value-type="float">
            <text:p>4051050163</text:p>
          </table:table-cell>
          <table:table-cell table:style-name="ce2" office:value-type="string" calcext:value-type="string">
            <text:p>Trương Quốc Đạt</text:p>
          </table:table-cell>
          <table:table-cell table:style-name="ce3" office:value-type="date" office:date-value="1999-03-30" calcext:value-type="date">
            <text:p>1999-3-3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63" calcext:value-type="float">
            <text:p>40510501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64" calcext:value-type="float">
            <text:p>4051050164</text:p>
          </table:table-cell>
          <table:table-cell table:style-name="ce2" office:value-type="string" calcext:value-type="string">
            <text:p>Trần Ngọc Đăng</text:p>
          </table:table-cell>
          <table:table-cell table:style-name="ce3" office:value-type="date" office:date-value="1999-07-21" calcext:value-type="date">
            <text:p>1999-7-2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64" calcext:value-type="float">
            <text:p>405105016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65" calcext:value-type="float">
            <text:p>4051050165</text:p>
          </table:table-cell>
          <table:table-cell table:style-name="ce2" office:value-type="string" calcext:value-type="string">
            <text:p>Huỳnh Phú Thiên</text:p>
          </table:table-cell>
          <table:table-cell table:style-name="ce3" office:value-type="date" office:date-value="1999-03-15" calcext:value-type="date">
            <text:p>1999-3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65" calcext:value-type="float">
            <text:p>405105016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68" calcext:value-type="float">
            <text:p>4051050168</text:p>
          </table:table-cell>
          <table:table-cell table:style-name="ce2" office:value-type="string" calcext:value-type="string">
            <text:p>Tăng Thị Thúy Vân</text:p>
          </table:table-cell>
          <table:table-cell table:style-name="ce3" office:value-type="date" office:date-value="1997-05-25" calcext:value-type="date">
            <text:p>1997-5-25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68" calcext:value-type="float">
            <text:p>405105016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69" calcext:value-type="float">
            <text:p>4051050169</text:p>
          </table:table-cell>
          <table:table-cell table:style-name="ce2" office:value-type="string" calcext:value-type="string">
            <text:p>Nguyễn Văn Hiền</text:p>
          </table:table-cell>
          <table:table-cell table:style-name="ce3" office:value-type="date" office:date-value="1999-08-03" calcext:value-type="date">
            <text:p>1999-8-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Nghỉ học tạm thời</text:p>
          </table:table-cell>
          <table:table-cell table:style-name="ce2" office:value-type="float" office:value="4051050169" calcext:value-type="float">
            <text:p>405105016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70" calcext:value-type="float">
            <text:p>4051050170</text:p>
          </table:table-cell>
          <table:table-cell table:style-name="ce2" office:value-type="string" calcext:value-type="string">
            <text:p>Hồ Nhật Hiếu</text:p>
          </table:table-cell>
          <table:table-cell table:style-name="ce3" office:value-type="date" office:date-value="1999-01-02" calcext:value-type="date">
            <text:p>1999-1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70" calcext:value-type="float">
            <text:p>40510501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71" calcext:value-type="float">
            <text:p>4051050171</text:p>
          </table:table-cell>
          <table:table-cell table:style-name="ce2" office:value-type="string" calcext:value-type="string">
            <text:p>Phạm Quốc Nhật</text:p>
          </table:table-cell>
          <table:table-cell table:style-name="ce3" office:value-type="date" office:date-value="1999-03-19" calcext:value-type="date">
            <text:p>1999-3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71" calcext:value-type="float">
            <text:p>405105017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72" calcext:value-type="float">
            <text:p>4051050172</text:p>
          </table:table-cell>
          <table:table-cell table:style-name="ce2" office:value-type="string" calcext:value-type="string">
            <text:p>Ngô Trịnh Nguyên</text:p>
          </table:table-cell>
          <table:table-cell table:style-name="ce3" office:value-type="date" office:date-value="1999-04-20" calcext:value-type="date">
            <text:p>1999-4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72" calcext:value-type="float">
            <text:p>40510501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73" calcext:value-type="float">
            <text:p>4051050173</text:p>
          </table:table-cell>
          <table:table-cell table:style-name="ce2" office:value-type="string" calcext:value-type="string">
            <text:p>Hồ Ngọc Thanh</text:p>
          </table:table-cell>
          <table:table-cell table:style-name="ce3" office:value-type="date" office:date-value="1999-01-20" calcext:value-type="date">
            <text:p>1999-1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73" calcext:value-type="float">
            <text:p>405105017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74" calcext:value-type="float">
            <text:p>4051050174</text:p>
          </table:table-cell>
          <table:table-cell table:style-name="ce2" office:value-type="string" calcext:value-type="string">
            <text:p>Trần Sĩ Nguyên</text:p>
          </table:table-cell>
          <table:table-cell table:style-name="ce3" office:value-type="date" office:date-value="1999-12-20" calcext:value-type="date">
            <text:p>1999-12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74" calcext:value-type="float">
            <text:p>40510501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76" calcext:value-type="float">
            <text:p>4051050176</text:p>
          </table:table-cell>
          <table:table-cell table:style-name="ce2" office:value-type="string" calcext:value-type="string">
            <text:p>Nguyễn Ánh Ngọc</text:p>
          </table:table-cell>
          <table:table-cell table:style-name="ce3" office:value-type="date" office:date-value="1999-12-05" calcext:value-type="date">
            <text:p>1999-12-5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76" calcext:value-type="float">
            <text:p>40510501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77" calcext:value-type="float">
            <text:p>4051050177</text:p>
          </table:table-cell>
          <table:table-cell table:style-name="ce2" office:value-type="string" calcext:value-type="string">
            <text:p>Đặng Duy Khoa</text:p>
          </table:table-cell>
          <table:table-cell table:style-name="ce3" office:value-type="date" office:date-value="1999-10-03" calcext:value-type="date">
            <text:p>1999-10-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77" calcext:value-type="float">
            <text:p>40510501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78" calcext:value-type="float">
            <text:p>4051050178</text:p>
          </table:table-cell>
          <table:table-cell table:style-name="ce2" office:value-type="string" calcext:value-type="string">
            <text:p>Lê Quốc Đạt</text:p>
          </table:table-cell>
          <table:table-cell table:style-name="ce3" office:value-type="date" office:date-value="1997-03-03" calcext:value-type="date">
            <text:p>1997-3-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78" calcext:value-type="float">
            <text:p>40510501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79" calcext:value-type="float">
            <text:p>4051050179</text:p>
          </table:table-cell>
          <table:table-cell table:style-name="ce2" office:value-type="string" calcext:value-type="string">
            <text:p>La Văn Quỳnh</text:p>
          </table:table-cell>
          <table:table-cell table:style-name="ce3" office:value-type="date" office:date-value="1998-08-04" calcext:value-type="date">
            <text:p>1998-8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051050179" calcext:value-type="float">
            <text:p>40510501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82" calcext:value-type="float">
            <text:p>4051050182</text:p>
          </table:table-cell>
          <table:table-cell table:style-name="ce2" office:value-type="string" calcext:value-type="string">
            <text:p>Trần Khoa Đăng</text:p>
          </table:table-cell>
          <table:table-cell table:style-name="ce3" office:value-type="date" office:date-value="1995-09-26" calcext:value-type="date">
            <text:p>1995-9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82" calcext:value-type="float">
            <text:p>40510501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83" calcext:value-type="float">
            <text:p>4051050183</text:p>
          </table:table-cell>
          <table:table-cell table:style-name="ce2" office:value-type="string" calcext:value-type="string">
            <text:p>Đinh Văn Pháp</text:p>
          </table:table-cell>
          <table:table-cell table:style-name="ce3" office:value-type="date" office:date-value="1999-09-11" calcext:value-type="date">
            <text:p>1999-9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83" calcext:value-type="float">
            <text:p>40510501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84" calcext:value-type="float">
            <text:p>4051050184</text:p>
          </table:table-cell>
          <table:table-cell table:style-name="ce2" office:value-type="string" calcext:value-type="string">
            <text:p>Nguyễn Bá Sum</text:p>
          </table:table-cell>
          <table:table-cell table:style-name="ce3" office:value-type="date" office:date-value="1999-05-15" calcext:value-type="date">
            <text:p>1999-5-1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84" calcext:value-type="float">
            <text:p>40510501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85" calcext:value-type="float">
            <text:p>4051050185</text:p>
          </table:table-cell>
          <table:table-cell table:style-name="ce2" office:value-type="string" calcext:value-type="string">
            <text:p>Nguyễn Chí Hoà</text:p>
          </table:table-cell>
          <table:table-cell table:style-name="ce3" office:value-type="date" office:date-value="1999-06-01" calcext:value-type="date">
            <text:p>1999-6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85" calcext:value-type="float">
            <text:p>405105018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87" calcext:value-type="float">
            <text:p>4051050187</text:p>
          </table:table-cell>
          <table:table-cell table:style-name="ce2" office:value-type="string" calcext:value-type="string">
            <text:p>Thái Anh Quốc</text:p>
          </table:table-cell>
          <table:table-cell table:style-name="ce3" office:value-type="date" office:date-value="1999-09-10" calcext:value-type="date">
            <text:p>1999-9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87" calcext:value-type="float">
            <text:p>40510501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89" calcext:value-type="float">
            <text:p>4051050189</text:p>
          </table:table-cell>
          <table:table-cell table:style-name="ce2" office:value-type="string" calcext:value-type="string">
            <text:p>Nguyễn Thị Tuyết Băng</text:p>
          </table:table-cell>
          <table:table-cell table:style-name="ce3" office:value-type="date" office:date-value="1999-10-29" calcext:value-type="date">
            <text:p>1999-10-29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89" calcext:value-type="float">
            <text:p>405105018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90" calcext:value-type="float">
            <text:p>4051050190</text:p>
          </table:table-cell>
          <table:table-cell table:style-name="ce2" office:value-type="string" calcext:value-type="string">
            <text:p>Lê Văn Tri</text:p>
          </table:table-cell>
          <table:table-cell table:style-name="ce3" office:value-type="date" office:date-value="1999-02-02" calcext:value-type="date">
            <text:p>1999-2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90" calcext:value-type="float">
            <text:p>40510501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91" calcext:value-type="float">
            <text:p>4051050191</text:p>
          </table:table-cell>
          <table:table-cell table:style-name="ce2" office:value-type="string" calcext:value-type="string">
            <text:p>Đào Nguyên Ngọc Linh</text:p>
          </table:table-cell>
          <table:table-cell table:style-name="ce3" office:value-type="date" office:date-value="1999-08-12" calcext:value-type="date">
            <text:p>1999-8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191" calcext:value-type="float">
            <text:p>40510501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92" calcext:value-type="float">
            <text:p>4051050192</text:p>
          </table:table-cell>
          <table:table-cell table:style-name="ce2" office:value-type="string" calcext:value-type="string">
            <text:p>Lê Văn Biển</text:p>
          </table:table-cell>
          <table:table-cell table:style-name="ce3" office:value-type="date" office:date-value="1999-10-06" calcext:value-type="date">
            <text:p>1999-10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192" calcext:value-type="float">
            <text:p>40510501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199" calcext:value-type="float">
            <text:p>4051050199</text:p>
          </table:table-cell>
          <table:table-cell table:style-name="ce2" office:value-type="string" calcext:value-type="string">
            <text:p>Ksor H' Nĩu</text:p>
          </table:table-cell>
          <table:table-cell table:style-name="ce3" office:value-type="date" office:date-value="1999-01-11" calcext:value-type="date">
            <text:p>1999-1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Thôi học</text:p>
          </table:table-cell>
          <table:table-cell table:style-name="ce2" office:value-type="float" office:value="4051050199" calcext:value-type="float">
            <text:p>40510501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00" calcext:value-type="float">
            <text:p>4051050200</text:p>
          </table:table-cell>
          <table:table-cell table:style-name="ce2" office:value-type="string" calcext:value-type="string">
            <text:p>Lê Xuân Hoàng</text:p>
          </table:table-cell>
          <table:table-cell table:style-name="ce3" office:value-type="date" office:date-value="1999-03-04" calcext:value-type="date">
            <text:p>1999-3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200" calcext:value-type="float">
            <text:p>40510502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03" calcext:value-type="float">
            <text:p>4051050203</text:p>
          </table:table-cell>
          <table:table-cell table:style-name="ce2" office:value-type="string" calcext:value-type="string">
            <text:p>Nguyễn Công Hải Nam</text:p>
          </table:table-cell>
          <table:table-cell table:style-name="ce3" office:value-type="date" office:date-value="1999-08-17" calcext:value-type="date">
            <text:p>1999-8-1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203" calcext:value-type="float">
            <text:p>40510502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04" calcext:value-type="float">
            <text:p>4051050204</text:p>
          </table:table-cell>
          <table:table-cell table:style-name="ce2" office:value-type="string" calcext:value-type="string">
            <text:p>Nguyễn Hoàng Bảo Duy</text:p>
          </table:table-cell>
          <table:table-cell table:style-name="ce3" office:value-type="date" office:date-value="1999-10-23" calcext:value-type="date">
            <text:p>1999-10-2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204" calcext:value-type="float">
            <text:p>40510502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05" calcext:value-type="float">
            <text:p>4051050205</text:p>
          </table:table-cell>
          <table:table-cell table:style-name="ce2" office:value-type="string" calcext:value-type="string">
            <text:p>Nguyễn Văn Thiện</text:p>
          </table:table-cell>
          <table:table-cell table:style-name="ce3" office:value-type="date" office:date-value="1998-11-29" calcext:value-type="date">
            <text:p>1998-11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205" calcext:value-type="float">
            <text:p>40510502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06" calcext:value-type="float">
            <text:p>4051050206</text:p>
          </table:table-cell>
          <table:table-cell table:style-name="ce2" office:value-type="string" calcext:value-type="string">
            <text:p>Phạm Minh Tây</text:p>
          </table:table-cell>
          <table:table-cell table:style-name="ce3" office:value-type="date" office:date-value="1999-01-24" calcext:value-type="date">
            <text:p>1999-1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206" calcext:value-type="float">
            <text:p>40510502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08" calcext:value-type="float">
            <text:p>4051050208</text:p>
          </table:table-cell>
          <table:table-cell table:style-name="ce2" office:value-type="string" calcext:value-type="string">
            <text:p>Trương Hùng Sang</text:p>
          </table:table-cell>
          <table:table-cell table:style-name="ce3" office:value-type="date" office:date-value="1999-04-06" calcext:value-type="date">
            <text:p>1999-4-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Buộc thôi học</text:p>
          </table:table-cell>
          <table:table-cell table:style-name="ce2" office:value-type="float" office:value="4051050208" calcext:value-type="float">
            <text:p>40510502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11" calcext:value-type="float">
            <text:p>4051050211</text:p>
          </table:table-cell>
          <table:table-cell table:style-name="ce2" office:value-type="string" calcext:value-type="string">
            <text:p>Hồ Hoàn Hảo</text:p>
          </table:table-cell>
          <table:table-cell table:style-name="ce3" office:value-type="date" office:date-value="1999-07-19" calcext:value-type="date">
            <text:p>1999-7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211" calcext:value-type="float">
            <text:p>40510502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051050214" calcext:value-type="float">
            <text:p>4051050214</text:p>
          </table:table-cell>
          <table:table-cell table:style-name="ce2" office:value-type="string" calcext:value-type="string">
            <text:p>Nguyễn Chí Tân</text:p>
          </table:table-cell>
          <table:table-cell table:style-name="ce3" office:value-type="date" office:date-value="1999-05-18" calcext:value-type="date">
            <text:p>1999-5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0C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051050214" calcext:value-type="float">
            <text:p>40510502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62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date-style style:name="N126">
      <number:year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nhvien" style:display-name="PageStyle_sinhvi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1" meta:object-count="0"/>
    <meta:generator>LibreOfficeDev/6.0.5.2$Linux_X86_64 LibreOffice_project/</meta:generator>
  </office:meta>
</office:document-meta>
</file>